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6897bb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Distance</text:p>
          </table:table-cell>
          <table:table-cell/>
          <table:table-cell table:style-name="ce1" office:value-type="string" calcext:value-type="string">
            <text:p>Total distance</text:p>
          </table:table-cell>
        </table:table-row>
        <table:table-row table:style-name="ro1">
          <table:table-cell office:value-type="string" calcext:value-type="string">
            <text:p>middle of nowhere</text:p>
          </table:table-cell>
          <table:table-cell table:style-name="ce2" office:value-type="string" calcext:value-type="string">
            <text:p><text:span text:style-name="T1">-</text:span><text:span text:style-name="T2">3.190433</text:span></text:p>
          </table:table-cell>
          <table:table-cell table:style-name="ce3" office:value-type="float" office:value="55.945481" calcext:value-type="float">
            <text:p>55.945481</text:p>
          </table:table-cell>
          <table:table-cell table:style-name="ce2" office:value-type="float" office:value="-3.189062" calcext:value-type="float">
            <text:p>-3.189062</text:p>
          </table:table-cell>
          <table:table-cell office:value-type="float" office:value="55.94351" calcext:value-type="float">
            <text:p>55.94351</text:p>
          </table:table-cell>
          <table:table-cell table:formula="of:=SQRT(([.D3]-[.B3])^2+([.E3]-[.C3])^2)" office:value-type="float" office:value="0.00240093356842516" calcext:value-type="float">
            <text:p>0.002400933568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 buildings</text:p>
          </table:table-cell>
          <table:table-cell table:style-name="ce2" office:value-type="float" office:value="-3.186153" calcext:value-type="float">
            <text:p>-3.186153</text:p>
          </table:table-cell>
          <table:table-cell table:style-name="ce3" office:value-type="float" office:value="55.944796" calcext:value-type="float">
            <text:p>55.944796</text:p>
          </table:table-cell>
          <table:table-cell table:style-name="ce2" office:value-type="float" office:value="-3.187708" calcext:value-type="float">
            <text:p>-3.187708</text:p>
          </table:table-cell>
          <table:table-cell office:value-type="float" office:value="55.944453" calcext:value-type="float">
            <text:p>55.944453</text:p>
          </table:table-cell>
          <table:table-cell table:formula="of:=SQRT(([.D4]-[.B4])^2+([.E4]-[.C4])^2)" office:value-type="float" office:value="0.00159237997977754" calcext:value-type="float">
            <text:p>0.001592379979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ides building</text:p>
          </table:table-cell>
          <table:table-cell table:style-name="ce2" office:value-type="string" calcext:value-type="string">
            <text:p><text:span text:style-name="T1">-</text:span><text:span text:style-name="T2">3.186925</text:span></text:p>
          </table:table-cell>
          <table:table-cell office:value-type="float" office:value="55.943252" calcext:value-type="float">
            <text:p>55.943252</text:p>
          </table:table-cell>
          <table:table-cell table:style-name="ce3" office:value-type="float" office:value="-3.1866977" calcext:value-type="float">
            <text:p>-3.1866977</text:p>
          </table:table-cell>
          <table:table-cell office:value-type="float" office:value="55.9433602" calcext:value-type="float">
            <text:p>55.9433602</text:p>
          </table:table-cell>
          <table:table-cell table:formula="of:=SQRT(([.D5]-[.B5])^2+([.E5]-[.C5])^2)" office:value-type="float" office:value="0.000251739011676772" calcext:value-type="float">
            <text:p>0.00025173901167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66977" calcext:value-type="float">
            <text:p>-3.1866977</text:p>
          </table:table-cell>
          <table:table-cell table:style-name="ce3" office:value-type="float" office:value="55.9433602" calcext:value-type="float">
            <text:p>55.9433602</text:p>
          </table:table-cell>
          <table:table-cell table:style-name="ce3" office:value-type="float" office:value="-3.1864864" calcext:value-type="float">
            <text:p>-3.1864864</text:p>
          </table:table-cell>
          <table:table-cell office:value-type="float" office:value="55.9433925" calcext:value-type="float">
            <text:p>55.9433925</text:p>
          </table:table-cell>
          <table:table-cell table:formula="of:=SQRT(([.D6]-[.B6])^2+([.E6]-[.C6])^2)" office:value-type="float" office:value="0.000213754485332885" calcext:value-type="float">
            <text:p>0.00021375448533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64864" calcext:value-type="float">
            <text:p>-3.1864864</text:p>
          </table:table-cell>
          <table:table-cell table:style-name="ce3" office:value-type="float" office:value="55.9433925" calcext:value-type="float">
            <text:p>55.9433925</text:p>
          </table:table-cell>
          <table:table-cell table:style-name="ce2" office:value-type="string" calcext:value-type="string">
            <text:p><text:span text:style-name="T1">-</text:span><text:span text:style-name="T2">3.186126</text:span></text:p>
          </table:table-cell>
          <table:table-cell office:value-type="float" office:value="55.943297" calcext:value-type="float">
            <text:p>55.943297</text:p>
          </table:table-cell>
          <table:table-cell table:formula="of:=SQRT(([.D7]-[.B7])^2+([.E7]-[.C7])^2)" office:value-type="float" office:value="0.00037283831616447" calcext:value-type="float">
            <text:p>0.000372838316164</text:p>
          </table:table-cell>
          <table:table-cell/>
          <table:table-cell table:formula="of:=SUM([.F5:.F7])" office:value-type="float" office:value="0.000838331813174127" calcext:value-type="float">
            <text:p>0.000838331813174</text:p>
          </table:table-cell>
        </table:table-row>
        <table:table-row table:style-name="ro1">
          <table:table-cell office:value-type="string" calcext:value-type="string">
            <text:p>tricky path</text:p>
          </table:table-cell>
          <table:table-cell table:style-name="ce3" office:value-type="float" office:value="-3.186391" calcext:value-type="float">
            <text:p>-3.186391</text:p>
          </table:table-cell>
          <table:table-cell table:style-name="ce3" office:value-type="float" office:value="55.944383" calcext:value-type="float">
            <text:p>55.944383</text:p>
          </table:table-cell>
          <table:table-cell table:style-name="ce3" office:value-type="float" office:value="-3.1862269" calcext:value-type="float">
            <text:p>-3.1862269</text:p>
          </table:table-cell>
          <table:table-cell office:value-type="float" office:value="55.9444237" calcext:value-type="float">
            <text:p>55.9444237</text:p>
          </table:table-cell>
          <table:table-cell table:formula="of:=SQRT(([.D8]-[.B8])^2+([.E8]-[.C8])^2)" office:value-type="float" office:value="0.000169071878205693" calcext:value-type="float">
            <text:p>0.00016907187820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62269" calcext:value-type="float">
            <text:p>-3.1862269</text:p>
          </table:table-cell>
          <table:table-cell table:style-name="ce3" office:value-type="float" office:value="55.9444237" calcext:value-type="float">
            <text:p>55.9444237</text:p>
          </table:table-cell>
          <table:table-cell table:style-name="ce3" office:value-type="float" office:value="-3.1863946" calcext:value-type="float">
            <text:p>-3.1863946</text:p>
          </table:table-cell>
          <table:table-cell office:value-type="float" office:value="55.9445701" calcext:value-type="float">
            <text:p>55.9445701</text:p>
          </table:table-cell>
          <table:table-cell table:formula="of:=SQRT(([.D9]-[.B9])^2+([.E9]-[.C9])^2)" office:value-type="float" office:value="0.000222612331193804" calcext:value-type="float">
            <text:p>0.00022261233119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63946" calcext:value-type="float">
            <text:p>-3.1863946</text:p>
          </table:table-cell>
          <table:table-cell table:style-name="ce3" office:value-type="float" office:value="55.9445701" calcext:value-type="float">
            <text:p>55.9445701</text:p>
          </table:table-cell>
          <table:table-cell table:style-name="ce3" office:value-type="float" office:value="-3.1867808" calcext:value-type="float">
            <text:p>-3.1867808</text:p>
          </table:table-cell>
          <table:table-cell office:value-type="float" office:value="55.9448157" calcext:value-type="float">
            <text:p>55.9448157</text:p>
          </table:table-cell>
          <table:table-cell table:formula="of:=SQRT(([.D10]-[.B10])^2+([.E10]-[.C10])^2)" office:value-type="float" office:value="0.000457678708265985" calcext:value-type="float">
            <text:p>0.00045767870826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67808" calcext:value-type="float">
            <text:p>-3.1867808</text:p>
          </table:table-cell>
          <table:table-cell table:style-name="ce3" office:value-type="float" office:value="55.9448157" calcext:value-type="float">
            <text:p>55.9448157</text:p>
          </table:table-cell>
          <table:table-cell table:style-name="ce2" office:value-type="string" calcext:value-type="string">
            <text:p><text:span text:style-name="T1">-</text:span><text:span text:style-name="T2">3.18692</text:span></text:p>
          </table:table-cell>
          <table:table-cell office:value-type="float" office:value="55.944946" calcext:value-type="float">
            <text:p>55.944946</text:p>
          </table:table-cell>
          <table:table-cell table:formula="of:=SQRT(([.D11]-[.B11])^2+([.E11]-[.C11])^2)" office:value-type="float" office:value="0.000190669163738027" calcext:value-type="float">
            <text:p>0.000190669163738</text:p>
          </table:table-cell>
          <table:table-cell/>
          <table:table-cell table:formula="of:=SUM([.F8:.F11])" office:value-type="float" office:value="0.00104003208140351" calcext:value-type="float">
            <text:p>0.001040032081404</text:p>
          </table:table-cell>
        </table:table-row>
        <table:table-row table:style-name="ro1">
          <table:table-cell office:value-type="string" calcext:value-type="string">
            <text:p>3 buildings</text:p>
          </table:table-cell>
          <table:table-cell table:style-name="ce2" office:value-type="string" calcext:value-type="string">
            <text:p><text:span text:style-name="T1">-</text:span><text:span text:style-name="T2">3.186324</text:span></text:p>
          </table:table-cell>
          <table:table-cell table:style-name="ce3" office:value-type="float" office:value="55.942891" calcext:value-type="float">
            <text:p>55.942891</text:p>
          </table:table-cell>
          <table:table-cell table:style-name="ce3" office:value-type="float" office:value="-3.1862269" calcext:value-type="float">
            <text:p>-3.1862269</text:p>
          </table:table-cell>
          <table:table-cell office:value-type="float" office:value="55.9444237" calcext:value-type="float">
            <text:p>55.9444237</text:p>
          </table:table-cell>
          <table:table-cell table:formula="of:=SQRT(([.D12]-[.B12])^2+([.E12]-[.C12])^2)" office:value-type="float" office:value="0.00153577267197832" calcext:value-type="float">
            <text:p>0.00153577267197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62269" calcext:value-type="float">
            <text:p>-3.1862269</text:p>
          </table:table-cell>
          <table:table-cell table:style-name="ce3" office:value-type="float" office:value="55.9444237" calcext:value-type="float">
            <text:p>55.9444237</text:p>
          </table:table-cell>
          <table:table-cell table:style-name="ce3" office:value-type="float" office:value="-3.1865662" calcext:value-type="float">
            <text:p>-3.1865662</text:p>
          </table:table-cell>
          <table:table-cell office:value-type="float" office:value="55.9448773" calcext:value-type="float">
            <text:p>55.9448773</text:p>
          </table:table-cell>
          <table:table-cell table:formula="of:=SQRT(([.D13]-[.B13])^2+([.E13]-[.C13])^2)" office:value-type="float" office:value="0.000566460457578752" calcext:value-type="float">
            <text:p>0.00056646045757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65662" calcext:value-type="float">
            <text:p>-3.1865662</text:p>
          </table:table-cell>
          <table:table-cell table:style-name="ce3" office:value-type="float" office:value="55.9448773" calcext:value-type="float">
            <text:p>55.9448773</text:p>
          </table:table-cell>
          <table:table-cell table:style-name="ce3" office:value-type="float" office:value="-3.1871134" calcext:value-type="float">
            <text:p>-3.1871134</text:p>
          </table:table-cell>
          <table:table-cell office:value-type="float" office:value="55.9455532" calcext:value-type="float">
            <text:p>55.9455532</text:p>
          </table:table-cell>
          <table:table-cell table:formula="of:=SQRT(([.D14]-[.B14])^2+([.E14]-[.C14])^2)" office:value-type="float" office:value="0.00086963707947408" calcext:value-type="float">
            <text:p>0.00086963707947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71134" calcext:value-type="float">
            <text:p>-3.1871134</text:p>
          </table:table-cell>
          <table:table-cell table:style-name="ce3" office:value-type="float" office:value="55.9455532" calcext:value-type="float">
            <text:p>55.9455532</text:p>
          </table:table-cell>
          <table:table-cell table:style-name="ce2" office:value-type="string" calcext:value-type="string">
            <text:p><text:span text:style-name="T1">-</text:span><text:span text:style-name="T2">3.187494</text:span></text:p>
          </table:table-cell>
          <table:table-cell office:value-type="float" office:value="55.945703" calcext:value-type="float">
            <text:p>55.945703</text:p>
          </table:table-cell>
          <table:table-cell table:formula="of:=SQRT(([.D15]-[.B15])^2+([.E15]-[.C15])^2)" office:value-type="float" office:value="0.000409018825973726" calcext:value-type="float">
            <text:p>0.000409018825974</text:p>
          </table:table-cell>
          <table:table-cell/>
          <table:table-cell table:formula="of:=SUM([.F12:.F15])" office:value-type="float" office:value="0.00338088903500487" calcext:value-type="float">
            <text:p>0.003380889035005</text:p>
          </table:table-cell>
        </table:table-row>
        <table:table-row table:style-name="ro1">
          <table:table-cell office:value-type="string" calcext:value-type="string">
            <text:p>avoids out of confinement</text:p>
          </table:table-cell>
          <table:table-cell table:style-name="ce2" office:value-type="string" calcext:value-type="string">
            <text:p><text:span text:style-name="T1">-</text:span><text:span text:style-name="T2">3.189626</text:span></text:p>
          </table:table-cell>
          <table:table-cell table:style-name="ce3" office:value-type="float" office:value="55.942625" calcext:value-type="float">
            <text:p>55.942625</text:p>
          </table:table-cell>
          <table:table-cell table:style-name="ce3" office:value-type="float" office:value="-3.1897084" calcext:value-type="float">
            <text:p>-3.1897084</text:p>
          </table:table-cell>
          <table:table-cell office:value-type="float" office:value="55.9428082" calcext:value-type="float">
            <text:p>55.9428082</text:p>
          </table:table-cell>
          <table:table-cell table:formula="of:=SQRT(([.D16]-[.B16])^2+([.E16]-[.C16])^2)" office:value-type="float" office:value="0.000200878072473866" calcext:value-type="float">
            <text:p>0.00020087807247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97084" calcext:value-type="float">
            <text:p>-3.1897084</text:p>
          </table:table-cell>
          <table:table-cell table:style-name="ce3" office:value-type="float" office:value="55.9428082" calcext:value-type="float">
            <text:p>55.9428082</text:p>
          </table:table-cell>
          <table:table-cell table:style-name="ce3" office:value-type="float" office:value="-3.1885055" calcext:value-type="float">
            <text:p>-3.1885055</text:p>
          </table:table-cell>
          <table:table-cell office:value-type="float" office:value="55.942993" calcext:value-type="float">
            <text:p>55.942993</text:p>
          </table:table-cell>
          <table:table-cell table:formula="of:=SQRT(([.D17]-[.B17])^2+([.E17]-[.C17])^2)" office:value-type="float" office:value="0.0012170125102068" calcext:value-type="float">
            <text:p>0.00121701251020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85055" calcext:value-type="float">
            <text:p>-3.1885055</text:p>
          </table:table-cell>
          <table:table-cell table:style-name="ce3" office:value-type="float" office:value="55.942993" calcext:value-type="float">
            <text:p>55.942993</text:p>
          </table:table-cell>
          <table:table-cell table:style-name="ce2" office:value-type="string" calcext:value-type="string">
            <text:p><text:span text:style-name="T1">-</text:span><text:span text:style-name="T2">3.188306</text:span></text:p>
          </table:table-cell>
          <table:table-cell office:value-type="float" office:value="55.942624" calcext:value-type="float">
            <text:p>55.942624</text:p>
          </table:table-cell>
          <table:table-cell table:formula="of:=SQRT(([.D18]-[.B18])^2+([.E18]-[.C18])^2)" office:value-type="float" office:value="0.000419477353381004" calcext:value-type="float">
            <text:p>0.000419477353381</text:p>
          </table:table-cell>
          <table:table-cell/>
          <table:table-cell table:formula="of:=SUM([.F16:.F18])" office:value-type="float" office:value="0.00183736793606167" calcext:value-type="float">
            <text:p>0.001837367936062</text:p>
          </table:table-cell>
        </table:table-row>
        <table:table-row table:style-name="ro1">
          <table:table-cell table:number-columns-repeated="4"/>
          <table:table-cell table:style-name="Default"/>
          <table:table-cell table:formula="of:=SQRT(([.D19]-[.B19])^2+([.E19]-[.C19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0]-[.B20])^2+([.E20]-[.C20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1]-[.B21])^2+([.E21]-[.C21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2]-[.B22])^2+([.E22]-[.C22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3]-[.B23])^2+([.E23]-[.C23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4]-[.B24])^2+([.E24]-[.C24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5]-[.B25])^2+([.E25]-[.C25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6]-[.B26])^2+([.E26]-[.C26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7]-[.B27])^2+([.E27]-[.C27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8]-[.B28])^2+([.E28]-[.C28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9]-[.B29])^2+([.E29]-[.C29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30]-[.B30])^2+([.E30]-[.C30])^2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0T13:29:17.679000000</meta:creation-date>
    <dc:date>2020-11-10T15:28:39.011000000</dc:date>
    <meta:editing-duration>PT8M10S</meta:editing-duration>
    <meta:editing-cycles>2</meta:editing-cycles>
    <meta:generator>LibreOffice/7.0.1.2$Windows_X86_64 LibreOffice_project/7cbcfc562f6eb6708b5ff7d7397325de9e764452</meta:generator>
    <meta:document-statistic meta:table-count="1" meta:cell-count="108" meta:object-count="0"/>
  </office:meta>
</office:document-meta>
</file>